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3.679cm" svg:height="7.145cm" svg:x="1.239cm" svg:y="11.129cm">
            <draw:object draw:notify-on-update-of-ranges="Feuille1.A4:Feuille1.A10 Feuille1.B3:Feuille1.B3 Feuille1.B4:Feuille1.B1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4.56cm" svg:height="8.048cm" svg:x="15.44cm" svg:y="10.678cm">
            <draw:object draw:notify-on-update-of-ranges="Feuille1.A17:Feuille1.A22 Feuille1.B3:Feuille1.B3 Feuille1.B17:Feuille1.B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.991cm" svg:height="9.004cm" svg:x="10.651cm" svg:y="20.372cm">
            <draw:object draw:notify-on-update-of-ranges="Feuille1.A47:Feuille1.A52 Feuille1.B46:Feuille1.B46 Feuille1.B47:Feuille1.B52 Feuille1.C46:Feuille1.C46 Feuille1.C47:Feuille1.C5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statique)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1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974" calcext:value-type="float">
            <text:p>31,3974</text:p>
          </table:table-cell>
          <table:table-cell office:value-type="string" calcext:value-type="string">
            <text:p>Sur pi 3</text:p>
          </table:table-cell>
          <table:table-cell office:value-type="string" calcext:value-type="string">
            <text:p>← =</text:p>
          </table:table-cell>
          <table:table-cell office:value-type="string" calcext:value-type="string">
            <text:p>31.3348 temps 1 proceseur pi ou avec ggc sans mp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dynamqiu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office:value-type="string" calcext:value-type="string">
            <text:p>Master pi2</text:p>
          </table:table-cell>
          <table:table-cell office:value-type="string" calcext:value-type="string">
            <text:p>&gt; laisser les PI3 en calc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8534" calcext:value-type="float">
            <text:p>18,85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4205" calcext:value-type="float">
            <text:p>6,342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5047" calcext:value-type="float">
            <text:p>5,750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526" calcext:value-type="float">
            <text:p>6,052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85704" calcext:value-type="float">
            <text:p>7,8570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9173" calcext:value-type="float">
            <text:p>15,9173</text:p>
          </table:table-cell>
          <table:table-cell table:number-columns-repeated="6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Statique</text:p>
          </table:table-cell>
          <table:table-cell office:value-type="string" calcext:value-type="string">
            <text:p>Dynamiqu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office:value-type="float" office:value="18.8534" calcext:value-type="float">
            <text:p>18,853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office:value-type="float" office:value="6.34205" calcext:value-type="float">
            <text:p>6,342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office:value-type="float" office:value="5.75047" calcext:value-type="float">
            <text:p>5,750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office:value-type="float" office:value="6.0526" calcext:value-type="float">
            <text:p>6,052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office:value-type="float" office:value="7.85704" calcext:value-type="float">
            <text:p>7,857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office:value-type="float" office:value="15.9173" calcext:value-type="float">
            <text:p>15,9173</text:p>
          </table:table-cell>
          <table:table-cell table:number-columns-repeated="5"/>
        </table:table-row>
      </table:table>
      <table:table table:name="Feuille2" table:style-name="ta1">
        <table:shapes>
          <draw:frame draw:z-index="0" draw:style-name="gr1" draw:text-style-name="P1" svg:width="9.44cm" svg:height="3.798cm" svg:x="8.586cm" svg:y="0.054cm">
            <draw:object draw:notify-on-update-of-ranges="Feuille2.A7:Feuille2.A8 Feuille2.B3:Feuille2.B3 Feuille2.B7:Feuille2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43cm" svg:height="4.037cm" svg:x="8.641cm" svg:y="4.33cm">
            <draw:object draw:notify-on-update-of-ranges="Feuille2.A11:Feuille2.A14 Feuille2.B3:Feuille2.B3 Feuille2.B11:Feuille2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751cm" svg:height="5.711cm" svg:x="19.154cm" svg:y="5.286cm">
            <draw:object draw:notify-on-update-of-ranges="Feuille2.A17:Feuille2.A24 Feuille2.B3:Feuille2.B3 Feuille2.B17:Feuille2.B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.476cm" svg:height="8.048cm" svg:x="7.293cm" svg:y="11.448cm">
            <draw:object draw:notify-on-update-of-ranges="Feuille2.A27:Feuille2.A42 Feuille2.B3:Feuille2.B3 Feuille2.B27:Feuille2.B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7.731cm" svg:y="22.969cm">
            <draw:object draw:notify-on-update-of-ranges="Feuille2.A45:Feuille2.A76 Feuille2.B3:Feuille2.B3 Feuille2.B45:Feuille2.B7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8.199cm" svg:y="44.165cm">
            <draw:object draw:notify-on-update-of-ranges="Feuille2.A79:Feuille2.A142 Feuille2.B3:Feuille2.B3 Feuille2.B79:Feuille2.B1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mps par processus (méthode statique)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 office:value-type="string" calcext:value-type="string">
            <text:p>Temp(s)</text:p>
          </table:table-cell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float" office:value="31.3974" calcext:value-type="float">
            <text:p>31,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329" calcext:value-type="float">
            <text:p>15,732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328" calcext:value-type="float">
            <text:p>15,732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5.6727" calcext:value-type="float">
            <text:p>15,6727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088995" calcext:value-type="float">
            <text:p>0,088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26.2306" calcext:value-type="float">
            <text:p>26,2306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285406" calcext:value-type="float">
            <text:p>0,285406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50458" calcext:value-type="float">
            <text:p>5,50458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26.1892" calcext:value-type="float">
            <text:p>26,1892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26.2221" calcext:value-type="float">
            <text:p>26,2221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5.43691" calcext:value-type="float">
            <text:p>5,43691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28513" calcext:value-type="float">
            <text:p>0,2851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306956" calcext:value-type="float">
            <text:p>0,306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2.0507" calcext:value-type="float">
            <text:p>32,0507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437742" calcext:value-type="float">
            <text:p>0,437742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459706" calcext:value-type="float">
            <text:p>0,459706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425536" calcext:value-type="float">
            <text:p>0,425536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63628" calcext:value-type="float">
            <text:p>1,6362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9.64336" calcext:value-type="float">
            <text:p>9,6433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20.8884" calcext:value-type="float">
            <text:p>20,8884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32.038" calcext:value-type="float">
            <text:p>32,03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31.928" calcext:value-type="float">
            <text:p>31,928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20.8839" calcext:value-type="float">
            <text:p>20,8839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9.52806" calcext:value-type="float">
            <text:p>9,52806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82558" calcext:value-type="float">
            <text:p>1,82558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0.486107" calcext:value-type="float">
            <text:p>0,486107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0.40753" calcext:value-type="float">
            <text:p>0,40753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0.443632" calcext:value-type="float">
            <text:p>0,443632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0.406553" calcext:value-type="float">
            <text:p>0,406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4.4133" calcext:value-type="float">
            <text:p>34,413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0188" calcext:value-type="float">
            <text:p>1,01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975891" calcext:value-type="float">
            <text:p>0,975891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966568" calcext:value-type="float">
            <text:p>0,966568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01358" calcext:value-type="float">
            <text:p>1,0135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0256" calcext:value-type="float">
            <text:p>1,025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972088" calcext:value-type="float">
            <text:p>0,972088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948118" calcext:value-type="float">
            <text:p>0,94811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0035" calcext:value-type="float">
            <text:p>1,0035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3.51464" calcext:value-type="float">
            <text:p>3,51464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4.71738" calcext:value-type="float">
            <text:p>4,71738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5.4864" calcext:value-type="float">
            <text:p>15,4864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9.6942" calcext:value-type="float">
            <text:p>19,6942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22.9884" calcext:value-type="float">
            <text:p>22,988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30.6404" calcext:value-type="float">
            <text:p>30,6404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34.1429" calcext:value-type="float">
            <text:p>34,1429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34.3221" calcext:value-type="float">
            <text:p>34,322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30.6362" calcext:value-type="float">
            <text:p>30,6362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22.9962" calcext:value-type="float">
            <text:p>22,9962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19.829" calcext:value-type="float">
            <text:p>19,829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15.492" calcext:value-type="float">
            <text:p>15,492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4.67565" calcext:value-type="float">
            <text:p>4,67565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3.39243" calcext:value-type="float">
            <text:p>3,39243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0.996611" calcext:value-type="float">
            <text:p>0,996611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0.959341" calcext:value-type="float">
            <text:p>0,95934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.00923" calcext:value-type="float">
            <text:p>1,00923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0.90576" calcext:value-type="float">
            <text:p>0,90576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1.05753" calcext:value-type="float">
            <text:p>1,05753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0.949619" calcext:value-type="float">
            <text:p>0,949619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0.958369" calcext:value-type="float">
            <text:p>0,958369</text:p>
          </table:table-cell>
        </table:table-row>
        <table:table-row table:style-name="ro1">
          <table:table-cell office:value-type="string" calcext:value-type="string">
            <text:p>Rang 30 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0.958034" calcext:value-type="float">
            <text:p>0,9580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5.9519" calcext:value-type="float">
            <text:p>35,951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92488" calcext:value-type="float">
            <text:p>1,924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.74565" calcext:value-type="float">
            <text:p>1,74565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1.8763" calcext:value-type="float">
            <text:p>1,8763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75187" calcext:value-type="float">
            <text:p>1,75187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7625" calcext:value-type="float">
            <text:p>1,7625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1.74943" calcext:value-type="float">
            <text:p>1,7494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1.76285" calcext:value-type="float">
            <text:p>1,76285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7701" calcext:value-type="float">
            <text:p>1,7701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1.73077" calcext:value-type="float">
            <text:p>1,73077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1.73791" calcext:value-type="float">
            <text:p>1,73791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76492" calcext:value-type="float">
            <text:p>1,76492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.75675" calcext:value-type="float">
            <text:p>1,75675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1.78494" calcext:value-type="float">
            <text:p>1,7849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1.78538" calcext:value-type="float">
            <text:p>1,78538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1.8412" calcext:value-type="float">
            <text:p>1,8412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1.75931" calcext:value-type="float">
            <text:p>1,7593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1.75268" calcext:value-type="float">
            <text:p>1,75268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1.94618" calcext:value-type="float">
            <text:p>1,94618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3.64396" calcext:value-type="float">
            <text:p>3,64396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5.30443" calcext:value-type="float">
            <text:p>5,30443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5.05324" calcext:value-type="float">
            <text:p>5,05324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5.55929" calcext:value-type="float">
            <text:p>5,55929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12.9168" calcext:value-type="float">
            <text:p>12,9168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19.2181" calcext:value-type="float">
            <text:p>19,218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9.9764" calcext:value-type="float">
            <text:p>19,9764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22.0865" calcext:value-type="float">
            <text:p>22,0865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21.1735" calcext:value-type="float">
            <text:p>21,1735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24.4458" calcext:value-type="float">
            <text:p>24,4458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26.3934" calcext:value-type="float">
            <text:p>26,3934</text:p>
          </table:table-cell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29.2541" calcext:value-type="float">
            <text:p>29,2541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34.5554" calcext:value-type="float">
            <text:p>34,5554</text:p>
          </table:table-cell>
        </table:table-row>
        <table:table-row table:style-name="ro1">
          <table:table-cell office:value-type="string" calcext:value-type="string">
            <text:p>Rang 32 <text:s/></text:p>
          </table:table-cell>
          <table:table-cell office:value-type="float" office:value="35.8935" calcext:value-type="float">
            <text:p>35,8935</text:p>
          </table:table-cell>
        </table:table-row>
        <table:table-row table:style-name="ro1">
          <table:table-cell office:value-type="string" calcext:value-type="string">
            <text:p>Rang 33 <text:s/></text:p>
          </table:table-cell>
          <table:table-cell office:value-type="float" office:value="32.8473" calcext:value-type="float">
            <text:p>32,8473</text:p>
          </table:table-cell>
        </table:table-row>
        <table:table-row table:style-name="ro1">
          <table:table-cell office:value-type="string" calcext:value-type="string">
            <text:p>Rang 34 <text:s/></text:p>
          </table:table-cell>
          <table:table-cell office:value-type="float" office:value="31.4451" calcext:value-type="float">
            <text:p>31,4451</text:p>
          </table:table-cell>
        </table:table-row>
        <table:table-row table:style-name="ro1">
          <table:table-cell office:value-type="string" calcext:value-type="string">
            <text:p>Rang 35 <text:s/></text:p>
          </table:table-cell>
          <table:table-cell office:value-type="float" office:value="34.3968" calcext:value-type="float">
            <text:p>34,3968</text:p>
          </table:table-cell>
        </table:table-row>
        <table:table-row table:style-name="ro1">
          <table:table-cell office:value-type="string" calcext:value-type="string">
            <text:p>Rang 36 <text:s/></text:p>
          </table:table-cell>
          <table:table-cell office:value-type="float" office:value="32.1437" calcext:value-type="float">
            <text:p>32,1437</text:p>
          </table:table-cell>
        </table:table-row>
        <table:table-row table:style-name="ro1">
          <table:table-cell office:value-type="string" calcext:value-type="string">
            <text:p>Rang 37 <text:s/></text:p>
          </table:table-cell>
          <table:table-cell office:value-type="float" office:value="27.7303" calcext:value-type="float">
            <text:p>27,7303</text:p>
          </table:table-cell>
        </table:table-row>
        <table:table-row table:style-name="ro1">
          <table:table-cell office:value-type="string" calcext:value-type="string">
            <text:p>Rang 38 <text:s/></text:p>
          </table:table-cell>
          <table:table-cell office:value-type="float" office:value="24.1428" calcext:value-type="float">
            <text:p>24,1428</text:p>
          </table:table-cell>
        </table:table-row>
        <table:table-row table:style-name="ro1">
          <table:table-cell office:value-type="string" calcext:value-type="string">
            <text:p>Rang 39 <text:s/></text:p>
          </table:table-cell>
          <table:table-cell office:value-type="float" office:value="20.3076" calcext:value-type="float">
            <text:p>20,3076</text:p>
          </table:table-cell>
        </table:table-row>
        <table:table-row table:style-name="ro1">
          <table:table-cell office:value-type="string" calcext:value-type="string">
            <text:p>Rang 40 <text:s/></text:p>
          </table:table-cell>
          <table:table-cell office:value-type="float" office:value="21.4587" calcext:value-type="float">
            <text:p>21,4587</text:p>
          </table:table-cell>
        </table:table-row>
        <table:table-row table:style-name="ro1">
          <table:table-cell office:value-type="string" calcext:value-type="string">
            <text:p>Rang 41 <text:s/></text:p>
          </table:table-cell>
          <table:table-cell office:value-type="float" office:value="19.4475" calcext:value-type="float">
            <text:p>19,4475</text:p>
          </table:table-cell>
        </table:table-row>
        <table:table-row table:style-name="ro1">
          <table:table-cell office:value-type="string" calcext:value-type="string">
            <text:p>Rang 42 <text:s/></text:p>
          </table:table-cell>
          <table:table-cell office:value-type="float" office:value="16.3868" calcext:value-type="float">
            <text:p>16,3868</text:p>
          </table:table-cell>
        </table:table-row>
        <table:table-row table:style-name="ro1">
          <table:table-cell office:value-type="string" calcext:value-type="string">
            <text:p>Rang 43 <text:s/></text:p>
          </table:table-cell>
          <table:table-cell office:value-type="float" office:value="10.6325" calcext:value-type="float">
            <text:p>10,6325</text:p>
          </table:table-cell>
        </table:table-row>
        <table:table-row table:style-name="ro1">
          <table:table-cell office:value-type="string" calcext:value-type="string">
            <text:p>Rang 44 <text:s/></text:p>
          </table:table-cell>
          <table:table-cell office:value-type="float" office:value="4.58444" calcext:value-type="float">
            <text:p>4,58444</text:p>
          </table:table-cell>
        </table:table-row>
        <table:table-row table:style-name="ro1">
          <table:table-cell office:value-type="string" calcext:value-type="string">
            <text:p>Rang 45 <text:s/></text:p>
          </table:table-cell>
          <table:table-cell office:value-type="float" office:value="5.78865" calcext:value-type="float">
            <text:p>5,78865</text:p>
          </table:table-cell>
        </table:table-row>
        <table:table-row table:style-name="ro1">
          <table:table-cell office:value-type="string" calcext:value-type="string">
            <text:p>Rang 46 <text:s/></text:p>
          </table:table-cell>
          <table:table-cell office:value-type="float" office:value="5.2344" calcext:value-type="float">
            <text:p>5,2344</text:p>
          </table:table-cell>
        </table:table-row>
        <table:table-row table:style-name="ro1">
          <table:table-cell office:value-type="string" calcext:value-type="string">
            <text:p>Rang 47 <text:s/></text:p>
          </table:table-cell>
          <table:table-cell office:value-type="float" office:value="2.6612" calcext:value-type="float">
            <text:p>2,6612</text:p>
          </table:table-cell>
        </table:table-row>
        <table:table-row table:style-name="ro1">
          <table:table-cell office:value-type="string" calcext:value-type="string">
            <text:p>Rang 48 <text:s/></text:p>
          </table:table-cell>
          <table:table-cell office:value-type="float" office:value="1.80956" calcext:value-type="float">
            <text:p>1,80956</text:p>
          </table:table-cell>
        </table:table-row>
        <table:table-row table:style-name="ro1">
          <table:table-cell office:value-type="string" calcext:value-type="string">
            <text:p>Rang 49 <text:s/></text:p>
          </table:table-cell>
          <table:table-cell office:value-type="float" office:value="1.65771" calcext:value-type="float">
            <text:p>1,65771</text:p>
          </table:table-cell>
        </table:table-row>
        <table:table-row table:style-name="ro1">
          <table:table-cell office:value-type="string" calcext:value-type="string">
            <text:p>Rang 50 <text:s/></text:p>
          </table:table-cell>
          <table:table-cell office:value-type="float" office:value="1.66507" calcext:value-type="float">
            <text:p>1,66507</text:p>
          </table:table-cell>
        </table:table-row>
        <table:table-row table:style-name="ro1">
          <table:table-cell office:value-type="string" calcext:value-type="string">
            <text:p>Rang 51 <text:s/></text:p>
          </table:table-cell>
          <table:table-cell office:value-type="float" office:value="1.7633" calcext:value-type="float">
            <text:p>1,7633</text:p>
          </table:table-cell>
        </table:table-row>
        <table:table-row table:style-name="ro1">
          <table:table-cell office:value-type="string" calcext:value-type="string">
            <text:p>Rang 52 <text:s/></text:p>
          </table:table-cell>
          <table:table-cell office:value-type="float" office:value="1.81986" calcext:value-type="float">
            <text:p>1,81986</text:p>
          </table:table-cell>
        </table:table-row>
        <table:table-row table:style-name="ro1">
          <table:table-cell office:value-type="string" calcext:value-type="string">
            <text:p>Rang 53 <text:s/></text:p>
          </table:table-cell>
          <table:table-cell office:value-type="float" office:value="1.78704" calcext:value-type="float">
            <text:p>1,78704</text:p>
          </table:table-cell>
        </table:table-row>
        <table:table-row table:style-name="ro1">
          <table:table-cell office:value-type="string" calcext:value-type="string">
            <text:p>Rang 54 <text:s/></text:p>
          </table:table-cell>
          <table:table-cell office:value-type="float" office:value="1.71937" calcext:value-type="float">
            <text:p>1,71937</text:p>
          </table:table-cell>
        </table:table-row>
        <table:table-row table:style-name="ro1">
          <table:table-cell office:value-type="string" calcext:value-type="string">
            <text:p>Rang 55 <text:s/></text:p>
          </table:table-cell>
          <table:table-cell office:value-type="float" office:value="1.66335" calcext:value-type="float">
            <text:p>1,66335</text:p>
          </table:table-cell>
        </table:table-row>
        <table:table-row table:style-name="ro1">
          <table:table-cell office:value-type="string" calcext:value-type="string">
            <text:p>Rang 56 <text:s/></text:p>
          </table:table-cell>
          <table:table-cell office:value-type="float" office:value="1.72966" calcext:value-type="float">
            <text:p>1,72966</text:p>
          </table:table-cell>
        </table:table-row>
        <table:table-row table:style-name="ro1">
          <table:table-cell office:value-type="string" calcext:value-type="string">
            <text:p>Rang 57 <text:s/></text:p>
          </table:table-cell>
          <table:table-cell office:value-type="float" office:value="1.78782" calcext:value-type="float">
            <text:p>1,78782</text:p>
          </table:table-cell>
        </table:table-row>
        <table:table-row table:style-name="ro1">
          <table:table-cell office:value-type="string" calcext:value-type="string">
            <text:p>Rang 58 <text:s/></text:p>
          </table:table-cell>
          <table:table-cell office:value-type="float" office:value="1.73848" calcext:value-type="float">
            <text:p>1,73848</text:p>
          </table:table-cell>
        </table:table-row>
        <table:table-row table:style-name="ro1">
          <table:table-cell office:value-type="string" calcext:value-type="string">
            <text:p>Rang 59 <text:s/></text:p>
          </table:table-cell>
          <table:table-cell office:value-type="float" office:value="1.70395" calcext:value-type="float">
            <text:p>1,70395</text:p>
          </table:table-cell>
        </table:table-row>
        <table:table-row table:style-name="ro1">
          <table:table-cell office:value-type="string" calcext:value-type="string">
            <text:p>Rang 60 <text:s/></text:p>
          </table:table-cell>
          <table:table-cell office:value-type="float" office:value="1.66494" calcext:value-type="float">
            <text:p>1,66494</text:p>
          </table:table-cell>
        </table:table-row>
        <table:table-row table:style-name="ro1">
          <table:table-cell office:value-type="string" calcext:value-type="string">
            <text:p>Rang 61 <text:s/></text:p>
          </table:table-cell>
          <table:table-cell office:value-type="float" office:value="1.68605" calcext:value-type="float">
            <text:p>1,68605</text:p>
          </table:table-cell>
        </table:table-row>
        <table:table-row table:style-name="ro1">
          <table:table-cell office:value-type="string" calcext:value-type="string">
            <text:p>Rang 62 <text:s/></text:p>
          </table:table-cell>
          <table:table-cell office:value-type="float" office:value="1.76146" calcext:value-type="float">
            <text:p>1,76146</text:p>
          </table:table-cell>
        </table:table-row>
        <table:table-row table:style-name="ro1">
          <table:table-cell office:value-type="string" calcext:value-type="string">
            <text:p>Rang 63 <text:s/></text:p>
          </table:table-cell>
          <table:table-cell office:value-type="float" office:value="1.65524" calcext:value-type="float">
            <text:p>1,65524</text:p>
          </table:table-cell>
        </table:table-row>
      </table:table>
      <table:table table:name="Feuille3" table:style-name="ta1">
        <table:shapes>
          <draw:frame draw:z-index="0" draw:style-name="gr1" draw:text-style-name="P1" svg:width="11.748cm" svg:height="5.339cm" svg:x="9.333cm" svg:y="0cm">
            <draw:object draw:notify-on-update-of-ranges="Feuille3.A4:Feuille3.A5 Feuille3.B3:Feuille3.B3 Feuille3.B4:Feuille3.B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256cm" svg:height="5.87cm" svg:x="21.632cm" svg:y="0.186cm">
            <draw:object draw:notify-on-update-of-ranges="Feuille3.A8:Feuille3.A11 Feuille3.B3:Feuille3.B3 Feuille3.B8:Feuille3.B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2.795cm" svg:height="6.602cm" svg:x="7.846cm" svg:y="5.79cm">
            <draw:object draw:notify-on-update-of-ranges="Feuille3.A14:Feuille3.A21 Feuille3.B3:Feuille3.B3 Feuille3.B14:Feuille3.B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2.809cm" svg:height="7.345cm" svg:x="19.099cm" svg:y="11.342cm">
            <draw:object draw:notify-on-update-of-ranges="Feuille3.A24:Feuille3.A39 Feuille3.B3:Feuille3.B3 Feuille3.B24:Feuille3.B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.99cm" svg:height="9.005cm" svg:x="7.045cm" svg:y="21.276cm">
            <draw:object draw:notify-on-update-of-ranges="Feuille3.A42:Feuille3.A73 Feuille3.B3:Feuille3.B3 Feuille3.B42:Feuille3.B7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.999cm" svg:height="8.999cm" svg:x="7.901cm" svg:y="37.977cm">
            <draw:object draw:notify-on-update-of-ranges="Feuille3.A76:Feuille3.A139 Feuille3.B3:Feuille3.B3 Feuille3.B76:Feuille3.B13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mps par processus (méthode dynamique)</text:p>
          </table:table-cell>
          <table:covered-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2 Processus</text:p>
          </table:table-cell>
          <table:table-cell office:value-type="string" calcext:value-type="string">
            <text:p>Temp(s)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8.8534" calcext:value-type="float">
            <text:p>18,8534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8.8533" calcext:value-type="float">
            <text:p>18,85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6.34205" calcext:value-type="float">
            <text:p>6,34205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6.34243" calcext:value-type="float">
            <text:p>6,34243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6.34072" calcext:value-type="float">
            <text:p>6,34072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6.3296" calcext:value-type="float">
            <text:p>6,32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5.75047" calcext:value-type="float">
            <text:p>5,75047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5.62087" calcext:value-type="float">
            <text:p>5,62087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63118" calcext:value-type="float">
            <text:p>5,63118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5.60254" calcext:value-type="float">
            <text:p>5,60254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5.62623" calcext:value-type="float">
            <text:p>5,62623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5.74083" calcext:value-type="float">
            <text:p>5,74083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5.68571" calcext:value-type="float">
            <text:p>5,68571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5.61722" calcext:value-type="float">
            <text:p>5,6172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6.0526" calcext:value-type="float">
            <text:p>6,0526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5.59786" calcext:value-type="float">
            <text:p>5,59786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70114" calcext:value-type="float">
            <text:p>5,70114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5.65845" calcext:value-type="float">
            <text:p>5,65845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5.56254" calcext:value-type="float">
            <text:p>5,56254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6.03579" calcext:value-type="float">
            <text:p>6,03579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5.48253" calcext:value-type="float">
            <text:p>5,48253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5.4347" calcext:value-type="float">
            <text:p>5,4347</text:p>
          </table:table-cell>
          <table:table-cell/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5.42628" calcext:value-type="float">
            <text:p>5,42628</text:p>
          </table:table-cell>
          <table:table-cell/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5.55317" calcext:value-type="float">
            <text:p>5,55317</text:p>
          </table:table-cell>
          <table:table-cell/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5.43366" calcext:value-type="float">
            <text:p>5,43366</text:p>
          </table:table-cell>
          <table:table-cell/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5.97251" calcext:value-type="float">
            <text:p>5,97251</text:p>
          </table:table-cell>
          <table:table-cell/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5.46507" calcext:value-type="float">
            <text:p>5,46507</text:p>
          </table:table-cell>
          <table:table-cell/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5.79821" calcext:value-type="float">
            <text:p>5,79821</text:p>
          </table:table-cell>
          <table:table-cell/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5.43843" calcext:value-type="float">
            <text:p>5,43843</text:p>
          </table:table-cell>
          <table:table-cell/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5.46966" calcext:value-type="float">
            <text:p>5,4696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2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7.85704" calcext:value-type="float">
            <text:p>7,85704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7.34691" calcext:value-type="float">
            <text:p>7,34691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7.41485" calcext:value-type="float">
            <text:p>7,41485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7.73194" calcext:value-type="float">
            <text:p>7,73194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5.1807" calcext:value-type="float">
            <text:p>5,1807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7.86028" calcext:value-type="float">
            <text:p>7,86028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7.76748" calcext:value-type="float">
            <text:p>7,76748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7.57378" calcext:value-type="float">
            <text:p>7,57378</text:p>
          </table:table-cell>
          <table:table-cell/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7.40309" calcext:value-type="float">
            <text:p>7,40309</text:p>
          </table:table-cell>
          <table:table-cell/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7.25405" calcext:value-type="float">
            <text:p>7,25405</text:p>
          </table:table-cell>
          <table:table-cell/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5.20905" calcext:value-type="float">
            <text:p>5,20905</text:p>
          </table:table-cell>
          <table:table-cell/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5.81788" calcext:value-type="float">
            <text:p>5,81788</text:p>
          </table:table-cell>
          <table:table-cell/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7.09781" calcext:value-type="float">
            <text:p>7,09781</text:p>
          </table:table-cell>
          <table:table-cell/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6.70861" calcext:value-type="float">
            <text:p>6,70861</text:p>
          </table:table-cell>
          <table:table-cell/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5.80407" calcext:value-type="float">
            <text:p>5,80407</text:p>
          </table:table-cell>
          <table:table-cell/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5.43309" calcext:value-type="float">
            <text:p>5,43309</text:p>
          </table:table-cell>
          <table:table-cell/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5.13928" calcext:value-type="float">
            <text:p>5,13928</text:p>
          </table:table-cell>
          <table:table-cell/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5.14252" calcext:value-type="float">
            <text:p>5,14252</text:p>
          </table:table-cell>
          <table:table-cell/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5.10028" calcext:value-type="float">
            <text:p>5,10028</text:p>
          </table:table-cell>
          <table:table-cell/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5.33486" calcext:value-type="float">
            <text:p>5,33486</text:p>
          </table:table-cell>
          <table:table-cell/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5.05582" calcext:value-type="float">
            <text:p>5,05582</text:p>
          </table:table-cell>
          <table:table-cell/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5.34894" calcext:value-type="float">
            <text:p>5,34894</text:p>
          </table:table-cell>
          <table:table-cell/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4.99509" calcext:value-type="float">
            <text:p>4,99509</text:p>
          </table:table-cell>
          <table:table-cell/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5.00266" calcext:value-type="float">
            <text:p>5,00266</text:p>
          </table:table-cell>
          <table:table-cell/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5.32451" calcext:value-type="float">
            <text:p>5,32451</text:p>
          </table:table-cell>
          <table:table-cell/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5.29208" calcext:value-type="float">
            <text:p>5,29208</text:p>
          </table:table-cell>
          <table:table-cell/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5.62405" calcext:value-type="float">
            <text:p>5,62405</text:p>
          </table:table-cell>
          <table:table-cell/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6.73848" calcext:value-type="float">
            <text:p>6,73848</text:p>
          </table:table-cell>
          <table:table-cell/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6.88634" calcext:value-type="float">
            <text:p>6,88634</text:p>
          </table:table-cell>
          <table:table-cell/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5.22463" calcext:value-type="float">
            <text:p>5,22463</text:p>
          </table:table-cell>
          <table:table-cell/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5.3231" calcext:value-type="float">
            <text:p>5,3231</text:p>
          </table:table-cell>
          <table:table-cell/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5.07327" calcext:value-type="float">
            <text:p>5,0732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9173" calcext:value-type="float">
            <text:p>15,9173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6.32234" calcext:value-type="float">
            <text:p>6,32234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3.88495" calcext:value-type="float">
            <text:p>3,88495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4.12906" calcext:value-type="float">
            <text:p>4,12906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4.38093" calcext:value-type="float">
            <text:p>4,38093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3.15154" calcext:value-type="float">
            <text:p>3,15154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4.14586" calcext:value-type="float">
            <text:p>4,14586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3.68173" calcext:value-type="float">
            <text:p>3,68173</text:p>
          </table:table-cell>
          <table:table-cell/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3.13495" calcext:value-type="float">
            <text:p>3,13495</text:p>
          </table:table-cell>
          <table:table-cell/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2.92439" calcext:value-type="float">
            <text:p>2,92439</text:p>
          </table:table-cell>
          <table:table-cell/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2.90154" calcext:value-type="float">
            <text:p>2,90154</text:p>
          </table:table-cell>
          <table:table-cell/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2.92236" calcext:value-type="float">
            <text:p>2,92236</text:p>
          </table:table-cell>
          <table:table-cell/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2.878" calcext:value-type="float">
            <text:p>2,878</text:p>
          </table:table-cell>
          <table:table-cell/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2.84597" calcext:value-type="float">
            <text:p>2,84597</text:p>
          </table:table-cell>
          <table:table-cell/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2.87788" calcext:value-type="float">
            <text:p>2,87788</text:p>
          </table:table-cell>
          <table:table-cell/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2.91178" calcext:value-type="float">
            <text:p>2,91178</text:p>
          </table:table-cell>
          <table:table-cell/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2.97436" calcext:value-type="float">
            <text:p>2,97436</text:p>
          </table:table-cell>
          <table:table-cell/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2.67234" calcext:value-type="float">
            <text:p>2,67234</text:p>
          </table:table-cell>
          <table:table-cell/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2.94376" calcext:value-type="float">
            <text:p>2,94376</text:p>
          </table:table-cell>
          <table:table-cell/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2.93605" calcext:value-type="float">
            <text:p>2,93605</text:p>
          </table:table-cell>
          <table:table-cell/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2.75312" calcext:value-type="float">
            <text:p>2,75312</text:p>
          </table:table-cell>
          <table:table-cell/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2.74484" calcext:value-type="float">
            <text:p>2,74484</text:p>
          </table:table-cell>
          <table:table-cell/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2.66858" calcext:value-type="float">
            <text:p>2,66858</text:p>
          </table:table-cell>
          <table:table-cell/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2.78779" calcext:value-type="float">
            <text:p>2,78779</text:p>
          </table:table-cell>
          <table:table-cell/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2.68008" calcext:value-type="float">
            <text:p>2,68008</text:p>
          </table:table-cell>
          <table:table-cell/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2.68344" calcext:value-type="float">
            <text:p>2,68344</text:p>
          </table:table-cell>
          <table:table-cell/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2.63382" calcext:value-type="float">
            <text:p>2,63382</text:p>
          </table:table-cell>
          <table:table-cell/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9.31359" calcext:value-type="float">
            <text:p>9,31359</text:p>
          </table:table-cell>
          <table:table-cell/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8.08367" calcext:value-type="float">
            <text:p>8,08367</text:p>
          </table:table-cell>
          <table:table-cell/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2.72115" calcext:value-type="float">
            <text:p>2,72115</text:p>
          </table:table-cell>
          <table:table-cell/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3.23754" calcext:value-type="float">
            <text:p>3,23754</text:p>
          </table:table-cell>
          <table:table-cell/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3.86037" calcext:value-type="float">
            <text:p>3,86037</text:p>
          </table:table-cell>
          <table:table-cell/>
        </table:table-row>
        <table:table-row table:style-name="ro1">
          <table:table-cell office:value-type="string" calcext:value-type="string">
            <text:p>Rang 32 <text:s/></text:p>
          </table:table-cell>
          <table:table-cell office:value-type="float" office:value="4.16996" calcext:value-type="float">
            <text:p>4,16996</text:p>
          </table:table-cell>
          <table:table-cell/>
        </table:table-row>
        <table:table-row table:style-name="ro1">
          <table:table-cell office:value-type="string" calcext:value-type="string">
            <text:p>Rang 33 <text:s/></text:p>
          </table:table-cell>
          <table:table-cell office:value-type="float" office:value="3.80637" calcext:value-type="float">
            <text:p>3,80637</text:p>
          </table:table-cell>
          <table:table-cell/>
        </table:table-row>
        <table:table-row table:style-name="ro1">
          <table:table-cell office:value-type="string" calcext:value-type="string">
            <text:p>Rang 34 <text:s/></text:p>
          </table:table-cell>
          <table:table-cell office:value-type="float" office:value="3.44563" calcext:value-type="float">
            <text:p>3,44563</text:p>
          </table:table-cell>
          <table:table-cell/>
        </table:table-row>
        <table:table-row table:style-name="ro1">
          <table:table-cell office:value-type="string" calcext:value-type="string">
            <text:p>Rang 35 <text:s/></text:p>
          </table:table-cell>
          <table:table-cell office:value-type="float" office:value="5.96134" calcext:value-type="float">
            <text:p>5,96134</text:p>
          </table:table-cell>
          <table:table-cell/>
        </table:table-row>
        <table:table-row table:style-name="ro1">
          <table:table-cell office:value-type="string" calcext:value-type="string">
            <text:p>Rang 36 <text:s/></text:p>
          </table:table-cell>
          <table:table-cell office:value-type="float" office:value="7.41206" calcext:value-type="float">
            <text:p>7,41206</text:p>
          </table:table-cell>
          <table:table-cell/>
        </table:table-row>
        <table:table-row table:style-name="ro1">
          <table:table-cell office:value-type="string" calcext:value-type="string">
            <text:p>Rang 37 <text:s/></text:p>
          </table:table-cell>
          <table:table-cell office:value-type="float" office:value="9.36319" calcext:value-type="float">
            <text:p>9,36319</text:p>
          </table:table-cell>
          <table:table-cell/>
        </table:table-row>
        <table:table-row table:style-name="ro1">
          <table:table-cell office:value-type="string" calcext:value-type="string">
            <text:p>Rang 38 <text:s/></text:p>
          </table:table-cell>
          <table:table-cell office:value-type="float" office:value="9.16584" calcext:value-type="float">
            <text:p>9,16584</text:p>
          </table:table-cell>
          <table:table-cell/>
        </table:table-row>
        <table:table-row table:style-name="ro1">
          <table:table-cell office:value-type="string" calcext:value-type="string">
            <text:p>Rang 39 <text:s/></text:p>
          </table:table-cell>
          <table:table-cell office:value-type="float" office:value="9.59914" calcext:value-type="float">
            <text:p>9,59914</text:p>
          </table:table-cell>
          <table:table-cell/>
        </table:table-row>
        <table:table-row table:style-name="ro1">
          <table:table-cell office:value-type="string" calcext:value-type="string">
            <text:p>Rang 40 <text:s/></text:p>
          </table:table-cell>
          <table:table-cell office:value-type="float" office:value="9.7756" calcext:value-type="float">
            <text:p>9,7756</text:p>
          </table:table-cell>
          <table:table-cell/>
        </table:table-row>
        <table:table-row table:style-name="ro1">
          <table:table-cell office:value-type="string" calcext:value-type="string">
            <text:p>Rang 41 <text:s/></text:p>
          </table:table-cell>
          <table:table-cell office:value-type="float" office:value="9.68705" calcext:value-type="float">
            <text:p>9,68705</text:p>
          </table:table-cell>
          <table:table-cell/>
        </table:table-row>
        <table:table-row table:style-name="ro1">
          <table:table-cell office:value-type="string" calcext:value-type="string">
            <text:p>Rang 42 <text:s/></text:p>
          </table:table-cell>
          <table:table-cell office:value-type="float" office:value="10.9229" calcext:value-type="float">
            <text:p>10,9229</text:p>
          </table:table-cell>
          <table:table-cell/>
        </table:table-row>
        <table:table-row table:style-name="ro1">
          <table:table-cell office:value-type="string" calcext:value-type="string">
            <text:p>Rang 43 <text:s/></text:p>
          </table:table-cell>
          <table:table-cell office:value-type="float" office:value="10.8802" calcext:value-type="float">
            <text:p>10,8802</text:p>
          </table:table-cell>
          <table:table-cell/>
        </table:table-row>
        <table:table-row table:style-name="ro1">
          <table:table-cell office:value-type="string" calcext:value-type="string">
            <text:p>Rang 44 <text:s/></text:p>
          </table:table-cell>
          <table:table-cell office:value-type="float" office:value="11.3156" calcext:value-type="float">
            <text:p>11,3156</text:p>
          </table:table-cell>
          <table:table-cell/>
        </table:table-row>
        <table:table-row table:style-name="ro1">
          <table:table-cell office:value-type="string" calcext:value-type="string">
            <text:p>Rang 45 <text:s/></text:p>
          </table:table-cell>
          <table:table-cell office:value-type="float" office:value="13.4528" calcext:value-type="float">
            <text:p>13,4528</text:p>
          </table:table-cell>
          <table:table-cell/>
        </table:table-row>
        <table:table-row table:style-name="ro1">
          <table:table-cell office:value-type="string" calcext:value-type="string">
            <text:p>Rang 46 <text:s/></text:p>
          </table:table-cell>
          <table:table-cell office:value-type="float" office:value="14.1168" calcext:value-type="float">
            <text:p>14,1168</text:p>
          </table:table-cell>
          <table:table-cell/>
        </table:table-row>
        <table:table-row table:style-name="ro1">
          <table:table-cell office:value-type="string" calcext:value-type="string">
            <text:p>Rang 47 <text:s/></text:p>
          </table:table-cell>
          <table:table-cell office:value-type="float" office:value="14.7617" calcext:value-type="float">
            <text:p>14,7617</text:p>
          </table:table-cell>
          <table:table-cell/>
        </table:table-row>
        <table:table-row table:style-name="ro1">
          <table:table-cell office:value-type="string" calcext:value-type="string">
            <text:p>Rang 48 <text:s/></text:p>
          </table:table-cell>
          <table:table-cell office:value-type="float" office:value="15.9017" calcext:value-type="float">
            <text:p>15,9017</text:p>
          </table:table-cell>
          <table:table-cell/>
        </table:table-row>
        <table:table-row table:style-name="ro1">
          <table:table-cell office:value-type="string" calcext:value-type="string">
            <text:p>Rang 49 <text:s/></text:p>
          </table:table-cell>
          <table:table-cell office:value-type="float" office:value="15.3428" calcext:value-type="float">
            <text:p>15,3428</text:p>
          </table:table-cell>
          <table:table-cell/>
        </table:table-row>
        <table:table-row table:style-name="ro1">
          <table:table-cell office:value-type="string" calcext:value-type="string">
            <text:p>Rang 50 <text:s/></text:p>
          </table:table-cell>
          <table:table-cell office:value-type="float" office:value="15.6817" calcext:value-type="float">
            <text:p>15,6817</text:p>
          </table:table-cell>
          <table:table-cell/>
        </table:table-row>
        <table:table-row table:style-name="ro1">
          <table:table-cell office:value-type="string" calcext:value-type="string">
            <text:p>Rang 51 <text:s/></text:p>
          </table:table-cell>
          <table:table-cell office:value-type="float" office:value="14.9779" calcext:value-type="float">
            <text:p>14,9779</text:p>
          </table:table-cell>
          <table:table-cell/>
        </table:table-row>
        <table:table-row table:style-name="ro1">
          <table:table-cell office:value-type="string" calcext:value-type="string">
            <text:p>Rang 52 <text:s/></text:p>
          </table:table-cell>
          <table:table-cell office:value-type="float" office:value="14.5612" calcext:value-type="float">
            <text:p>14,5612</text:p>
          </table:table-cell>
          <table:table-cell/>
        </table:table-row>
        <table:table-row table:style-name="ro1">
          <table:table-cell office:value-type="string" calcext:value-type="string">
            <text:p>Rang 53 <text:s/></text:p>
          </table:table-cell>
          <table:table-cell office:value-type="float" office:value="14.9322" calcext:value-type="float">
            <text:p>14,9322</text:p>
          </table:table-cell>
          <table:table-cell/>
        </table:table-row>
        <table:table-row table:style-name="ro1">
          <table:table-cell office:value-type="string" calcext:value-type="string">
            <text:p>Rang 54 <text:s/></text:p>
          </table:table-cell>
          <table:table-cell office:value-type="float" office:value="14.6253" calcext:value-type="float">
            <text:p>14,6253</text:p>
          </table:table-cell>
          <table:table-cell/>
        </table:table-row>
        <table:table-row table:style-name="ro1">
          <table:table-cell office:value-type="string" calcext:value-type="string">
            <text:p>Rang 55 <text:s/></text:p>
          </table:table-cell>
          <table:table-cell office:value-type="float" office:value="14.1391" calcext:value-type="float">
            <text:p>14,1391</text:p>
          </table:table-cell>
          <table:table-cell/>
        </table:table-row>
        <table:table-row table:style-name="ro1">
          <table:table-cell office:value-type="string" calcext:value-type="string">
            <text:p>Rang 56 <text:s/></text:p>
          </table:table-cell>
          <table:table-cell office:value-type="float" office:value="12.933" calcext:value-type="float">
            <text:p>12,933</text:p>
          </table:table-cell>
          <table:table-cell/>
        </table:table-row>
        <table:table-row table:style-name="ro1">
          <table:table-cell office:value-type="string" calcext:value-type="string">
            <text:p>Rang 57 <text:s/></text:p>
          </table:table-cell>
          <table:table-cell office:value-type="float" office:value="11.3105" calcext:value-type="float">
            <text:p>11,3105</text:p>
          </table:table-cell>
          <table:table-cell/>
        </table:table-row>
        <table:table-row table:style-name="ro1">
          <table:table-cell office:value-type="string" calcext:value-type="string">
            <text:p>Rang 58 <text:s/></text:p>
          </table:table-cell>
          <table:table-cell office:value-type="float" office:value="10.4166" calcext:value-type="float">
            <text:p>10,4166</text:p>
          </table:table-cell>
          <table:table-cell/>
        </table:table-row>
        <table:table-row table:style-name="ro1">
          <table:table-cell office:value-type="string" calcext:value-type="string">
            <text:p>Rang 59 <text:s/></text:p>
          </table:table-cell>
          <table:table-cell office:value-type="float" office:value="10.4354" calcext:value-type="float">
            <text:p>10,4354</text:p>
          </table:table-cell>
          <table:table-cell/>
        </table:table-row>
        <table:table-row table:style-name="ro1">
          <table:table-cell office:value-type="string" calcext:value-type="string">
            <text:p>Rang 60 <text:s/></text:p>
          </table:table-cell>
          <table:table-cell office:value-type="float" office:value="10.1741" calcext:value-type="float">
            <text:p>10,1741</text:p>
          </table:table-cell>
          <table:table-cell/>
        </table:table-row>
        <table:table-row table:style-name="ro1">
          <table:table-cell office:value-type="string" calcext:value-type="string">
            <text:p>Rang 61 <text:s/></text:p>
          </table:table-cell>
          <table:table-cell office:value-type="float" office:value="10.0866" calcext:value-type="float">
            <text:p>10,0866</text:p>
          </table:table-cell>
          <table:table-cell/>
        </table:table-row>
        <table:table-row table:style-name="ro1">
          <table:table-cell office:value-type="string" calcext:value-type="string">
            <text:p>Rang 62 <text:s/></text:p>
          </table:table-cell>
          <table:table-cell office:value-type="float" office:value="8.95441" calcext:value-type="float">
            <text:p>8,95441</text:p>
          </table:table-cell>
          <table:table-cell/>
        </table:table-row>
        <table:table-row table:style-name="ro1">
          <table:table-cell office:value-type="string" calcext:value-type="string">
            <text:p>Rang 63 <text:s/></text:p>
          </table:table-cell>
          <table:table-cell office:value-type="float" office:value="9.56456" calcext:value-type="float">
            <text:p>9,56456</text:p>
          </table:table-cell>
          <table:table-cell/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A76:Feuille3.B1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4:02:56.614535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10T14:03:32.363335950</dc:date>
    <meta:editing-duration>PT2H50M57S</meta:editing-duration>
    <meta:editing-cycles>35</meta:editing-cycles>
    <meta:generator>LibreOffice/4.2.8.2$Linux_X86_64 LibreOffice_project/420m0$Build-2</meta:generator>
    <meta:document-statistic meta:table-count="3" meta:cell-count="59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1cm" svg:height="3.799cm" xlink:href=".." xlink:type="simple" chart:class="chart:bar" chart:style-name="ch1">
        <chart:legend chart:legend-position="end" svg:x="7.469cm" svg:y="1.6cm" style:legend-expansion="high" chart:style-name="ch2"/>
        <chart:plot-area chart:style-name="ch3" table:cell-range-address="Feuille2.A7:Feuille2.B8 Feuille2.B3:Feuille2.B3" chart:data-source-has-labels="both" svg:x="0.188cm" svg:y="0.075cm" svg:width="7.093cm" svg:height="3.649cm">
          <chartooo:coordinate-region svg:x="0.809cm" svg:y="0.274cm" svg:width="6.472cm" svg:height="2.803cm"/>
          <chart:axis chart:dimension="x" chart:name="primary-x" chart:style-name="ch4" chartooo:axis-type="auto">
            <chartooo:date-scale/>
            <chart:categories table:cell-range-address="Feuille2.A7:Feuille2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7:Feuille2.B8" chart:label-cell-address="Feuille2.B3:Feuille2.B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7:Feuille2.A8</svg:desc>
                </draw:g>
              </table:table-cell>
              <table:table-cell office:value-type="float" office:value="15.7513">
                <text:p>15.7513</text:p>
                <draw:g>
                  <svg:desc>Feuille2.B7:Feuille2.B8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5.7513">
                <text:p>15.7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1cm" svg:height="7.346cm" xlink:href=".." xlink:type="simple" chart:class="chart:bar" chart:style-name="ch1">
        <chart:legend chart:legend-position="end" svg:x="10.838cm" svg:y="3.374cm" style:legend-expansion="high" chart:style-name="ch2"/>
        <chart:plot-area chart:style-name="ch3" table:cell-range-address="Feuille3.A24:Feuille3.B39 Feuille3.B3:Feuille3.B3" chart:data-source-has-labels="both" svg:x="0.256cm" svg:y="0.146cm" svg:width="10.326cm" svg:height="7.054cm">
          <chartooo:coordinate-region svg:x="1.034cm" svg:y="0.346cm" svg:width="9.548cm" svg:height="5.277cm"/>
          <chart:axis chart:dimension="x" chart:name="primary-x" chart:style-name="ch4" chartooo:axis-type="auto">
            <chartooo:date-scale/>
            <chart:categories table:cell-range-address="Feuille3.A24:Feuille3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24:Feuille3.B39" chart:label-cell-address="Feuille3.B3:Feuille3.B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24:Feuille3.A39</svg:desc>
                </draw:g>
              </table:table-cell>
              <table:table-cell office:value-type="float" office:value="6.0526">
                <text:p>6.0526</text:p>
                <draw:g>
                  <svg:desc>Feuille3.B24:Feuille3.B39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5.59786">
                <text:p>5.59786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5.70114">
                <text:p>5.70114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5.65845">
                <text:p>5.65845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5.56254">
                <text:p>5.56254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6.03579">
                <text:p>6.03579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5.48253">
                <text:p>5.48253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5.4347">
                <text:p>5.4347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5.42628">
                <text:p>5.42628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5.55317">
                <text:p>5.55317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5.43366">
                <text:p>5.43366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5.97251">
                <text:p>5.97251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5.46507">
                <text:p>5.46507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5.79821">
                <text:p>5.79821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5.43843">
                <text:p>5.43843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5.46966">
                <text:p>5.469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4.019cm" svg:y="4.204cm" style:legend-expansion="high" chart:style-name="ch2"/>
        <chart:plot-area chart:style-name="ch3" table:cell-range-address="Feuille3.A42:Feuille3.B73 Feuille3.B3:Feuille3.B3" chart:data-source-has-labels="both" svg:x="0.319cm" svg:y="0.18cm" svg:width="13.381cm" svg:height="8.646cm">
          <chartooo:coordinate-region svg:x="1.188cm" svg:y="0.379cm" svg:width="12.512cm" svg:height="6.869cm"/>
          <chart:axis chart:dimension="x" chart:name="primary-x" chart:style-name="ch4" chartooo:axis-type="auto">
            <chartooo:date-scale/>
            <chart:categories table:cell-range-address="Feuille3.A42:Feuille3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42:Feuille3.B73" chart:label-cell-address="Feuille3.B3:Feuille3.B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42:Feuille3.A73</svg:desc>
                </draw:g>
              </table:table-cell>
              <table:table-cell office:value-type="float" office:value="7.85704">
                <text:p>7.85704</text:p>
                <draw:g>
                  <svg:desc>Feuille3.B42:Feuille3.B73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7.34691">
                <text:p>7.34691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7.41485">
                <text:p>7.41485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7.73194">
                <text:p>7.73194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5.1807">
                <text:p>5.1807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7.86028">
                <text:p>7.86028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7.76748">
                <text:p>7.76748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7.57378">
                <text:p>7.57378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7.40309">
                <text:p>7.40309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7.25405">
                <text:p>7.25405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5.20905">
                <text:p>5.20905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5.81788">
                <text:p>5.81788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7.09781">
                <text:p>7.09781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6.70861">
                <text:p>6.70861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5.80407">
                <text:p>5.80407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5.43309">
                <text:p>5.43309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5.13928">
                <text:p>5.13928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5.14252">
                <text:p>5.14252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5.10028">
                <text:p>5.10028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5.33486">
                <text:p>5.33486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5.05582">
                <text:p>5.05582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5.34894">
                <text:p>5.34894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4.99509">
                <text:p>4.99509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5.00266">
                <text:p>5.00266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5.32451">
                <text:p>5.32451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5.29208">
                <text:p>5.29208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5.62405">
                <text:p>5.62405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6.73848">
                <text:p>6.73848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6.88634">
                <text:p>6.88634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5.22463">
                <text:p>5.22463</text:p>
              </table:table-cell>
            </table:table-row>
            <table:table-row>
              <table:table-cell office:value-type="string">
                <text:p>Rang 30  </text:p>
              </table:table-cell>
              <table:table-cell office:value-type="float" office:value="5.3231">
                <text:p>5.3231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5.07327">
                <text:p>5.073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Feuille3.A76:Feuille3.B139 Feuille3.B3:Feuille3.B3" chart:data-source-has-labels="both" svg:x="0.32cm" svg:y="0.18cm" svg:width="13.388cm" svg:height="8.64cm">
          <chartooo:coordinate-region svg:x="1.283cm" svg:y="0.379cm" svg:width="12.425cm" svg:height="6.863cm"/>
          <chart:axis chart:dimension="x" chart:name="primary-x" chart:style-name="ch4" chartooo:axis-type="auto">
            <chartooo:date-scale/>
            <chart:categories table:cell-range-address="Feuille3.A76:Feuille3.A1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76:Feuille3.B139" chart:label-cell-address="Feuille3.B3:Feuille3.B3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76:Feuille3.A139</svg:desc>
                </draw:g>
              </table:table-cell>
              <table:table-cell office:value-type="float" office:value="15.9173">
                <text:p>15.9173</text:p>
                <draw:g>
                  <svg:desc>Feuille3.B76:Feuille3.B139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6.32234">
                <text:p>6.32234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3.88495">
                <text:p>3.88495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4.12906">
                <text:p>4.12906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4.38093">
                <text:p>4.38093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3.15154">
                <text:p>3.15154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4.14586">
                <text:p>4.14586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3.68173">
                <text:p>3.68173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3.13495">
                <text:p>3.13495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2.92439">
                <text:p>2.92439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2.90154">
                <text:p>2.90154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2.92236">
                <text:p>2.92236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2.878">
                <text:p>2.878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2.84597">
                <text:p>2.84597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2.87788">
                <text:p>2.87788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2.91178">
                <text:p>2.91178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2.97436">
                <text:p>2.97436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2.67234">
                <text:p>2.67234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2.94376">
                <text:p>2.94376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2.93605">
                <text:p>2.93605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2.75312">
                <text:p>2.75312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2.74484">
                <text:p>2.74484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2.66858">
                <text:p>2.66858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2.78779">
                <text:p>2.78779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2.68008">
                <text:p>2.68008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2.68344">
                <text:p>2.68344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2.63382">
                <text:p>2.63382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9.31359">
                <text:p>9.31359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8.08367">
                <text:p>8.08367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2.72115">
                <text:p>2.72115</text:p>
              </table:table-cell>
            </table:table-row>
            <table:table-row>
              <table:table-cell office:value-type="string">
                <text:p>Rang 30  </text:p>
              </table:table-cell>
              <table:table-cell office:value-type="float" office:value="3.23754">
                <text:p>3.23754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3.86037">
                <text:p>3.86037</text:p>
              </table:table-cell>
            </table:table-row>
            <table:table-row>
              <table:table-cell office:value-type="string">
                <text:p>Rang 32  </text:p>
              </table:table-cell>
              <table:table-cell office:value-type="float" office:value="4.16996">
                <text:p>4.16996</text:p>
              </table:table-cell>
            </table:table-row>
            <table:table-row>
              <table:table-cell office:value-type="string">
                <text:p>Rang 33  </text:p>
              </table:table-cell>
              <table:table-cell office:value-type="float" office:value="3.80637">
                <text:p>3.80637</text:p>
              </table:table-cell>
            </table:table-row>
            <table:table-row>
              <table:table-cell office:value-type="string">
                <text:p>Rang 34  </text:p>
              </table:table-cell>
              <table:table-cell office:value-type="float" office:value="3.44563">
                <text:p>3.44563</text:p>
              </table:table-cell>
            </table:table-row>
            <table:table-row>
              <table:table-cell office:value-type="string">
                <text:p>Rang 35  </text:p>
              </table:table-cell>
              <table:table-cell office:value-type="float" office:value="5.96134">
                <text:p>5.96134</text:p>
              </table:table-cell>
            </table:table-row>
            <table:table-row>
              <table:table-cell office:value-type="string">
                <text:p>Rang 36  </text:p>
              </table:table-cell>
              <table:table-cell office:value-type="float" office:value="7.41206">
                <text:p>7.41206</text:p>
              </table:table-cell>
            </table:table-row>
            <table:table-row>
              <table:table-cell office:value-type="string">
                <text:p>Rang 37  </text:p>
              </table:table-cell>
              <table:table-cell office:value-type="float" office:value="9.36319">
                <text:p>9.36319</text:p>
              </table:table-cell>
            </table:table-row>
            <table:table-row>
              <table:table-cell office:value-type="string">
                <text:p>Rang 38  </text:p>
              </table:table-cell>
              <table:table-cell office:value-type="float" office:value="9.16584">
                <text:p>9.16584</text:p>
              </table:table-cell>
            </table:table-row>
            <table:table-row>
              <table:table-cell office:value-type="string">
                <text:p>Rang 39  </text:p>
              </table:table-cell>
              <table:table-cell office:value-type="float" office:value="9.59914">
                <text:p>9.59914</text:p>
              </table:table-cell>
            </table:table-row>
            <table:table-row>
              <table:table-cell office:value-type="string">
                <text:p>Rang 40  </text:p>
              </table:table-cell>
              <table:table-cell office:value-type="float" office:value="9.7756">
                <text:p>9.7756</text:p>
              </table:table-cell>
            </table:table-row>
            <table:table-row>
              <table:table-cell office:value-type="string">
                <text:p>Rang 41  </text:p>
              </table:table-cell>
              <table:table-cell office:value-type="float" office:value="9.68705">
                <text:p>9.68705</text:p>
              </table:table-cell>
            </table:table-row>
            <table:table-row>
              <table:table-cell office:value-type="string">
                <text:p>Rang 42  </text:p>
              </table:table-cell>
              <table:table-cell office:value-type="float" office:value="10.9229">
                <text:p>10.9229</text:p>
              </table:table-cell>
            </table:table-row>
            <table:table-row>
              <table:table-cell office:value-type="string">
                <text:p>Rang 43  </text:p>
              </table:table-cell>
              <table:table-cell office:value-type="float" office:value="10.8802">
                <text:p>10.8802</text:p>
              </table:table-cell>
            </table:table-row>
            <table:table-row>
              <table:table-cell office:value-type="string">
                <text:p>Rang 44  </text:p>
              </table:table-cell>
              <table:table-cell office:value-type="float" office:value="11.3156">
                <text:p>11.3156</text:p>
              </table:table-cell>
            </table:table-row>
            <table:table-row>
              <table:table-cell office:value-type="string">
                <text:p>Rang 45  </text:p>
              </table:table-cell>
              <table:table-cell office:value-type="float" office:value="13.4528">
                <text:p>13.4528</text:p>
              </table:table-cell>
            </table:table-row>
            <table:table-row>
              <table:table-cell office:value-type="string">
                <text:p>Rang 46  </text:p>
              </table:table-cell>
              <table:table-cell office:value-type="float" office:value="14.1168">
                <text:p>14.1168</text:p>
              </table:table-cell>
            </table:table-row>
            <table:table-row>
              <table:table-cell office:value-type="string">
                <text:p>Rang 47  </text:p>
              </table:table-cell>
              <table:table-cell office:value-type="float" office:value="14.7617">
                <text:p>14.7617</text:p>
              </table:table-cell>
            </table:table-row>
            <table:table-row>
              <table:table-cell office:value-type="string">
                <text:p>Rang 48  </text:p>
              </table:table-cell>
              <table:table-cell office:value-type="float" office:value="15.9017">
                <text:p>15.9017</text:p>
              </table:table-cell>
            </table:table-row>
            <table:table-row>
              <table:table-cell office:value-type="string">
                <text:p>Rang 49  </text:p>
              </table:table-cell>
              <table:table-cell office:value-type="float" office:value="15.3428">
                <text:p>15.3428</text:p>
              </table:table-cell>
            </table:table-row>
            <table:table-row>
              <table:table-cell office:value-type="string">
                <text:p>Rang 50  </text:p>
              </table:table-cell>
              <table:table-cell office:value-type="float" office:value="15.6817">
                <text:p>15.6817</text:p>
              </table:table-cell>
            </table:table-row>
            <table:table-row>
              <table:table-cell office:value-type="string">
                <text:p>Rang 51  </text:p>
              </table:table-cell>
              <table:table-cell office:value-type="float" office:value="14.9779">
                <text:p>14.9779</text:p>
              </table:table-cell>
            </table:table-row>
            <table:table-row>
              <table:table-cell office:value-type="string">
                <text:p>Rang 52  </text:p>
              </table:table-cell>
              <table:table-cell office:value-type="float" office:value="14.5612">
                <text:p>14.5612</text:p>
              </table:table-cell>
            </table:table-row>
            <table:table-row>
              <table:table-cell office:value-type="string">
                <text:p>Rang 53  </text:p>
              </table:table-cell>
              <table:table-cell office:value-type="float" office:value="14.9322">
                <text:p>14.9322</text:p>
              </table:table-cell>
            </table:table-row>
            <table:table-row>
              <table:table-cell office:value-type="string">
                <text:p>Rang 54  </text:p>
              </table:table-cell>
              <table:table-cell office:value-type="float" office:value="14.6253">
                <text:p>14.6253</text:p>
              </table:table-cell>
            </table:table-row>
            <table:table-row>
              <table:table-cell office:value-type="string">
                <text:p>Rang 55  </text:p>
              </table:table-cell>
              <table:table-cell office:value-type="float" office:value="14.1391">
                <text:p>14.1391</text:p>
              </table:table-cell>
            </table:table-row>
            <table:table-row>
              <table:table-cell office:value-type="string">
                <text:p>Rang 56  </text:p>
              </table:table-cell>
              <table:table-cell office:value-type="float" office:value="12.933">
                <text:p>12.933</text:p>
              </table:table-cell>
            </table:table-row>
            <table:table-row>
              <table:table-cell office:value-type="string">
                <text:p>Rang 57  </text:p>
              </table:table-cell>
              <table:table-cell office:value-type="float" office:value="11.3105">
                <text:p>11.3105</text:p>
              </table:table-cell>
            </table:table-row>
            <table:table-row>
              <table:table-cell office:value-type="string">
                <text:p>Rang 58  </text:p>
              </table:table-cell>
              <table:table-cell office:value-type="float" office:value="10.4166">
                <text:p>10.4166</text:p>
              </table:table-cell>
            </table:table-row>
            <table:table-row>
              <table:table-cell office:value-type="string">
                <text:p>Rang 59  </text:p>
              </table:table-cell>
              <table:table-cell office:value-type="float" office:value="10.4354">
                <text:p>10.4354</text:p>
              </table:table-cell>
            </table:table-row>
            <table:table-row>
              <table:table-cell office:value-type="string">
                <text:p>Rang 60  </text:p>
              </table:table-cell>
              <table:table-cell office:value-type="float" office:value="10.1741">
                <text:p>10.1741</text:p>
              </table:table-cell>
            </table:table-row>
            <table:table-row>
              <table:table-cell office:value-type="string">
                <text:p>Rang 61  </text:p>
              </table:table-cell>
              <table:table-cell office:value-type="float" office:value="10.0866">
                <text:p>10.0866</text:p>
              </table:table-cell>
            </table:table-row>
            <table:table-row>
              <table:table-cell office:value-type="string">
                <text:p>Rang 62  </text:p>
              </table:table-cell>
              <table:table-cell office:value-type="float" office:value="8.95441">
                <text:p>8.95441</text:p>
              </table:table-cell>
            </table:table-row>
            <table:table-row>
              <table:table-cell office:value-type="string">
                <text:p>Rang 63  </text:p>
              </table:table-cell>
              <table:table-cell office:value-type="float" office:value="9.56456">
                <text:p>9.5645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8cm" svg:height="7.146cm" xlink:href=".." xlink:type="simple" chart:class="chart:bar" chart:style-name="ch1">
        <chart:legend chart:legend-position="end" svg:x="10.332cm" svg:y="3.274cm" style:legend-expansion="high" chart:style-name="ch2"/>
        <chart:plot-area chart:style-name="ch3" table:cell-range-address="Feuille1.A4:Feuille1.B10 Feuille1.B3:Feuille1.B3" chart:data-source-has-labels="both" svg:x="0.273cm" svg:y="0.142cm" svg:width="9.786cm" svg:height="6.862cm">
          <chartooo:coordinate-region svg:x="0.894cm" svg:y="0.341cm" svg:width="9.165cm" svg:height="6.016cm"/>
          <chart:axis chart:dimension="x" chart:name="primary-x" chart:style-name="ch4" chartooo:axis-type="auto">
            <chartooo:date-scale/>
            <chart:categories table:cell-range-address="Feuille1.A4:Feuille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0" chart:label-cell-address="Feuille1.B3:Feuille1.B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exécution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4:Feuille1.A10</svg:desc>
                </draw:g>
              </table:table-cell>
              <table:table-cell office:value-type="float" office:value="31.3974">
                <text:p>31.3974</text:p>
                <draw:g>
                  <svg:desc>Feuille1.B4:Feuille1.B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.6623">
                <text:p>15.66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8411">
                <text:p>15.84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2429">
                <text:p>26.24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.5122">
                <text:p>32.51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4133">
                <text:p>34.41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.9519">
                <text:p>35.95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61cm" svg:height="8.049cm" xlink:href=".." xlink:type="simple" chart:class="chart:bar" chart:style-name="ch1">
        <chart:legend chart:legend-position="end" svg:x="11.213cm" svg:y="3.725cm" style:legend-expansion="high" chart:style-name="ch2"/>
        <chart:plot-area chart:style-name="ch3" table:cell-range-address="Feuille1.A17:Feuille1.B22 Feuille1.B3:Feuille1.B3" chart:data-source-has-labels="both" svg:x="0.291cm" svg:y="0.16cm" svg:width="10.631cm" svg:height="7.729cm">
          <chartooo:coordinate-region svg:x="0.912cm" svg:y="0.359cm" svg:width="10.01cm" svg:height="6.883cm"/>
          <chart:axis chart:dimension="x" chart:name="primary-x" chart:style-name="ch4" chartooo:axis-type="auto">
            <chartooo:date-scale/>
            <chart:categories table:cell-range-address="Feuille1.A17:Feuille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7:Feuille1.B22" chart:label-cell-address="Feuille1.B3:Feuille1.B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exécution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17:Feuille1.A22</svg:desc>
                </draw:g>
              </table:table-cell>
              <table:table-cell office:value-type="float" office:value="18.8534">
                <text:p>18.8534</text:p>
                <draw:g>
                  <svg:desc>Feuille1.B17:Feuille1.B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34205">
                <text:p>6.342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5047">
                <text:p>5.750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0526">
                <text:p>6.05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.85704">
                <text:p>7.857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9173">
                <text:p>15.91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3.517cm" svg:y="3.954cm" style:legend-expansion="high" chart:style-name="ch2"/>
        <chart:plot-area chart:style-name="ch3" table:cell-range-address="Feuille1.A47:Feuille1.C52 Feuille1.B46:Feuille1.C46" chart:data-source-has-labels="both" svg:x="0.319cm" svg:y="0.18cm" svg:width="12.879cm" svg:height="8.645cm">
          <chartooo:coordinate-region svg:x="0.94cm" svg:y="0.379cm" svg:width="12.258cm" svg:height="7.799cm"/>
          <chart:axis chart:dimension="x" chart:name="primary-x" chart:style-name="ch4" chartooo:axis-type="auto">
            <chartooo:date-scale/>
            <chart:categories table:cell-range-address="Feuille1.A47:Feuille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47:Feuille1.B52" chart:label-cell-address="Feuille1.B46:Feuille1.B46" chart:class="chart:bar">
            <chart:data-point chart:repeated="6"/>
          </chart:series>
          <chart:series chart:style-name="ch8" chart:values-cell-range-address="Feuille1.C47:Feuille1.C52" chart:label-cell-address="Feuille1.C46:Feuille1.C4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que</text:p>
                <draw:g>
                  <svg:desc>Feuille1.B46:Feuille1.B46</svg:desc>
                </draw:g>
              </table:table-cell>
              <table:table-cell office:value-type="string">
                <text:p>Dynamique</text:p>
                <draw:g>
                  <svg:desc>Feuille1.C46:Feuille1.C4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47:Feuille1.A52</svg:desc>
                </draw:g>
              </table:table-cell>
              <table:table-cell office:value-type="float" office:value="15.6623">
                <text:p>15.6623</text:p>
                <draw:g>
                  <svg:desc>Feuille1.B47:Feuille1.B52</svg:desc>
                </draw:g>
              </table:table-cell>
              <table:table-cell office:value-type="float" office:value="18.8534">
                <text:p>18.8534</text:p>
                <draw:g>
                  <svg:desc>Feuille1.C47:Feuille1.C5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8411">
                <text:p>15.8411</text:p>
              </table:table-cell>
              <table:table-cell office:value-type="float" office:value="6.34205">
                <text:p>6.342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2429">
                <text:p>26.2429</text:p>
              </table:table-cell>
              <table:table-cell office:value-type="float" office:value="5.75047">
                <text:p>5.750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.5122">
                <text:p>32.5122</text:p>
              </table:table-cell>
              <table:table-cell office:value-type="float" office:value="6.0526">
                <text:p>6.05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4133">
                <text:p>34.4133</text:p>
              </table:table-cell>
              <table:table-cell office:value-type="float" office:value="7.85704">
                <text:p>7.857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.9519">
                <text:p>35.9519</text:p>
              </table:table-cell>
              <table:table-cell office:value-type="float" office:value="15.9173">
                <text:p>15.917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44cm" svg:height="4.038cm" xlink:href=".." xlink:type="simple" chart:class="chart:bar" chart:style-name="ch1">
        <chart:legend chart:legend-position="end" svg:x="7.772cm" svg:y="1.72cm" style:legend-expansion="high" chart:style-name="ch2"/>
        <chart:plot-area chart:style-name="ch3" table:cell-range-address="Feuille2.A11:Feuille2.B14 Feuille2.B3:Feuille2.B3" chart:data-source-has-labels="both" svg:x="0.194cm" svg:y="0.08cm" svg:width="7.384cm" svg:height="3.878cm">
          <chartooo:coordinate-region svg:x="0.815cm" svg:y="0.279cm" svg:width="6.763cm" svg:height="3.032cm"/>
          <chart:axis chart:dimension="x" chart:name="primary-x" chart:style-name="ch4" chartooo:axis-type="auto">
            <chartooo:date-scale/>
            <chart:categories table:cell-range-address="Feuille2.A11:Feuille2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1:Feuille2.B14" chart:label-cell-address="Feuille2.B3:Feuille2.B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11:Feuille2.A14</svg:desc>
                </draw:g>
              </table:table-cell>
              <table:table-cell office:value-type="float" office:value="15.7329">
                <text:p>15.7329</text:p>
                <draw:g>
                  <svg:desc>Feuille2.B11:Feuille2.B14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5.7328">
                <text:p>15.7328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15.6727">
                <text:p>15.6727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0.088995">
                <text:p>0.088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52cm" svg:height="5.712cm" xlink:href=".." xlink:type="simple" chart:class="chart:bar" chart:style-name="ch1">
        <chart:legend chart:legend-position="end" svg:x="9.78cm" svg:y="2.557cm" style:legend-expansion="high" chart:style-name="ch2"/>
        <chart:plot-area chart:style-name="ch3" table:cell-range-address="Feuille2.A17:Feuille2.B24 Feuille2.B3:Feuille2.B3" chart:data-source-has-labels="both" svg:x="0.235cm" svg:y="0.114cm" svg:width="9.31cm" svg:height="5.484cm">
          <chartooo:coordinate-region svg:x="0.856cm" svg:y="0.313cm" svg:width="8.554cm" svg:height="4.24cm"/>
          <chart:axis chart:dimension="x" chart:name="primary-x" chart:style-name="ch4" chartooo:axis-type="auto">
            <chartooo:date-scale/>
            <chart:categories table:cell-range-address="Feuille2.A17:Feuille2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7:Feuille2.B24" chart:label-cell-address="Feuille2.B3:Feuille2.B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17:Feuille2.A24</svg:desc>
                </draw:g>
              </table:table-cell>
              <table:table-cell office:value-type="float" office:value="26.2306">
                <text:p>26.2306</text:p>
                <draw:g>
                  <svg:desc>Feuille2.B17:Feuille2.B24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0.285406">
                <text:p>0.285406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5.50458">
                <text:p>5.50458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26.1892">
                <text:p>26.1892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26.2221">
                <text:p>26.2221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5.43691">
                <text:p>5.43691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0.28513">
                <text:p>0.28513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0.306956">
                <text:p>0.3069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477cm" svg:height="8.049cm" xlink:href=".." xlink:type="simple" chart:class="chart:bar" chart:style-name="ch1">
        <chart:legend chart:legend-position="end" svg:x="12.505cm" svg:y="3.725cm" style:legend-expansion="high" chart:style-name="ch2"/>
        <chart:plot-area chart:style-name="ch3" table:cell-range-address="Feuille2.A27:Feuille2.B42 Feuille2.B3:Feuille2.B3" chart:data-source-has-labels="both" svg:x="0.289cm" svg:y="0.16cm" svg:width="11.927cm" svg:height="7.729cm">
          <chartooo:coordinate-region svg:x="1.013cm" svg:y="0.359cm" svg:width="11.203cm" svg:height="5.952cm"/>
          <chart:axis chart:dimension="x" chart:name="primary-x" chart:style-name="ch4" chartooo:axis-type="auto">
            <chartooo:date-scale/>
            <chart:categories table:cell-range-address="Feuille2.A27:Feuille2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7:Feuille2.B42" chart:label-cell-address="Feuille2.B3:Feuille2.B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27:Feuille2.A42</svg:desc>
                </draw:g>
              </table:table-cell>
              <table:table-cell office:value-type="float" office:value="32.0507">
                <text:p>32.0507</text:p>
                <draw:g>
                  <svg:desc>Feuille2.B27:Feuille2.B42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0.437742">
                <text:p>0.437742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0.459706">
                <text:p>0.459706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0.425536">
                <text:p>0.425536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1.63628">
                <text:p>1.63628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9.64336">
                <text:p>9.64336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20.8884">
                <text:p>20.8884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32.038">
                <text:p>32.038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31.928">
                <text:p>31.928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20.8839">
                <text:p>20.8839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9.52806">
                <text:p>9.52806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1.82558">
                <text:p>1.82558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0.486107">
                <text:p>0.486107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0.40753">
                <text:p>0.40753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0.443632">
                <text:p>0.443632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0.406553">
                <text:p>0.4065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Feuille2.A45:Feuille2.B76 Feuille2.B3:Feuille2.B3" chart:data-source-has-labels="both" svg:x="0.32cm" svg:y="0.18cm" svg:width="13.388cm" svg:height="8.64cm">
          <chartooo:coordinate-region svg:x="1.19cm" svg:y="0.379cm" svg:width="12.518cm" svg:height="6.863cm"/>
          <chart:axis chart:dimension="x" chart:name="primary-x" chart:style-name="ch4" chartooo:axis-type="auto">
            <chartooo:date-scale/>
            <chart:categories table:cell-range-address="Feuille2.A45:Feuille2.A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45:Feuille2.B76" chart:label-cell-address="Feuille2.B3:Feuille2.B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45:Feuille2.A76</svg:desc>
                </draw:g>
              </table:table-cell>
              <table:table-cell office:value-type="float" office:value="34.4133">
                <text:p>34.4133</text:p>
                <draw:g>
                  <svg:desc>Feuille2.B45:Feuille2.B76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0.975891">
                <text:p>0.975891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0.966568">
                <text:p>0.966568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1.01358">
                <text:p>1.01358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1.0256">
                <text:p>1.0256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0.972088">
                <text:p>0.972088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0.948118">
                <text:p>0.948118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1.0035">
                <text:p>1.0035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3.51464">
                <text:p>3.51464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4.71738">
                <text:p>4.71738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15.4864">
                <text:p>15.4864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19.6942">
                <text:p>19.6942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22.9884">
                <text:p>22.9884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30.6404">
                <text:p>30.6404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34.1429">
                <text:p>34.1429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34.3221">
                <text:p>34.3221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30.6362">
                <text:p>30.6362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22.9962">
                <text:p>22.9962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15.492">
                <text:p>15.492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4.67565">
                <text:p>4.67565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3.39243">
                <text:p>3.39243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0.996611">
                <text:p>0.996611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0.959341">
                <text:p>0.959341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1.00923">
                <text:p>1.00923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0.90576">
                <text:p>0.90576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1.05753">
                <text:p>1.05753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0.949619">
                <text:p>0.949619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0.958369">
                <text:p>0.958369</text:p>
              </table:table-cell>
            </table:table-row>
            <table:table-row>
              <table:table-cell office:value-type="string">
                <text:p>Rang 30 </text:p>
              </table:table-cell>
              <table:table-cell office:value-type="float" office:value="0.923203">
                <text:p>0.923203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0.958034">
                <text:p>0.9580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Feuille2.A79:Feuille2.B142 Feuille2.B3:Feuille2.B3" chart:data-source-has-labels="both" svg:x="0.32cm" svg:y="0.18cm" svg:width="13.388cm" svg:height="8.64cm">
          <chartooo:coordinate-region svg:x="1.283cm" svg:y="0.379cm" svg:width="12.425cm" svg:height="6.863cm"/>
          <chart:axis chart:dimension="x" chart:name="primary-x" chart:style-name="ch4" chartooo:axis-type="auto">
            <chartooo:date-scale/>
            <chart:categories table:cell-range-address="Feuille2.A79:Feuille2.A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79:Feuille2.B142" chart:label-cell-address="Feuille2.B3:Feuille2.B3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79:Feuille2.A142</svg:desc>
                </draw:g>
              </table:table-cell>
              <table:table-cell office:value-type="float" office:value="35.9519">
                <text:p>35.9519</text:p>
                <draw:g>
                  <svg:desc>Feuille2.B79:Feuille2.B142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.92488">
                <text:p>1.92488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1.74565">
                <text:p>1.74565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1.8763">
                <text:p>1.8763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1.75187">
                <text:p>1.75187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1.7625">
                <text:p>1.7625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1.74943">
                <text:p>1.74943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1.76285">
                <text:p>1.76285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1.7701">
                <text:p>1.7701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1.73791">
                <text:p>1.73791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1.76492">
                <text:p>1.76492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1.75675">
                <text:p>1.75675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1.78494">
                <text:p>1.78494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1.78538">
                <text:p>1.78538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1.8412">
                <text:p>1.8412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1.75931">
                <text:p>1.75931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1.75268">
                <text:p>1.75268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1.94618">
                <text:p>1.94618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3.64396">
                <text:p>3.64396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5.30443">
                <text:p>5.30443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5.05324">
                <text:p>5.05324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5.55929">
                <text:p>5.55929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12.9168">
                <text:p>12.9168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19.2181">
                <text:p>19.2181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19.9764">
                <text:p>19.9764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22.0865">
                <text:p>22.0865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21.1735">
                <text:p>21.1735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24.4458">
                <text:p>24.4458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26.3934">
                <text:p>26.3934</text:p>
              </table:table-cell>
            </table:table-row>
            <table:table-row>
              <table:table-cell office:value-type="string">
                <text:p>Rang 30  </text:p>
              </table:table-cell>
              <table:table-cell office:value-type="float" office:value="29.2541">
                <text:p>29.2541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34.5554">
                <text:p>34.5554</text:p>
              </table:table-cell>
            </table:table-row>
            <table:table-row>
              <table:table-cell office:value-type="string">
                <text:p>Rang 32  </text:p>
              </table:table-cell>
              <table:table-cell office:value-type="float" office:value="35.8935">
                <text:p>35.8935</text:p>
              </table:table-cell>
            </table:table-row>
            <table:table-row>
              <table:table-cell office:value-type="string">
                <text:p>Rang 33  </text:p>
              </table:table-cell>
              <table:table-cell office:value-type="float" office:value="32.8473">
                <text:p>32.8473</text:p>
              </table:table-cell>
            </table:table-row>
            <table:table-row>
              <table:table-cell office:value-type="string">
                <text:p>Rang 34  </text:p>
              </table:table-cell>
              <table:table-cell office:value-type="float" office:value="31.4451">
                <text:p>31.4451</text:p>
              </table:table-cell>
            </table:table-row>
            <table:table-row>
              <table:table-cell office:value-type="string">
                <text:p>Rang 35  </text:p>
              </table:table-cell>
              <table:table-cell office:value-type="float" office:value="34.3968">
                <text:p>34.3968</text:p>
              </table:table-cell>
            </table:table-row>
            <table:table-row>
              <table:table-cell office:value-type="string">
                <text:p>Rang 36  </text:p>
              </table:table-cell>
              <table:table-cell office:value-type="float" office:value="32.1437">
                <text:p>32.1437</text:p>
              </table:table-cell>
            </table:table-row>
            <table:table-row>
              <table:table-cell office:value-type="string">
                <text:p>Rang 37  </text:p>
              </table:table-cell>
              <table:table-cell office:value-type="float" office:value="27.7303">
                <text:p>27.7303</text:p>
              </table:table-cell>
            </table:table-row>
            <table:table-row>
              <table:table-cell office:value-type="string">
                <text:p>Rang 38  </text:p>
              </table:table-cell>
              <table:table-cell office:value-type="float" office:value="24.1428">
                <text:p>24.1428</text:p>
              </table:table-cell>
            </table:table-row>
            <table:table-row>
              <table:table-cell office:value-type="string">
                <text:p>Rang 39  </text:p>
              </table:table-cell>
              <table:table-cell office:value-type="float" office:value="20.3076">
                <text:p>20.3076</text:p>
              </table:table-cell>
            </table:table-row>
            <table:table-row>
              <table:table-cell office:value-type="string">
                <text:p>Rang 40  </text:p>
              </table:table-cell>
              <table:table-cell office:value-type="float" office:value="21.4587">
                <text:p>21.4587</text:p>
              </table:table-cell>
            </table:table-row>
            <table:table-row>
              <table:table-cell office:value-type="string">
                <text:p>Rang 41  </text:p>
              </table:table-cell>
              <table:table-cell office:value-type="float" office:value="19.4475">
                <text:p>19.4475</text:p>
              </table:table-cell>
            </table:table-row>
            <table:table-row>
              <table:table-cell office:value-type="string">
                <text:p>Rang 42  </text:p>
              </table:table-cell>
              <table:table-cell office:value-type="float" office:value="16.3868">
                <text:p>16.3868</text:p>
              </table:table-cell>
            </table:table-row>
            <table:table-row>
              <table:table-cell office:value-type="string">
                <text:p>Rang 43  </text:p>
              </table:table-cell>
              <table:table-cell office:value-type="float" office:value="10.6325">
                <text:p>10.6325</text:p>
              </table:table-cell>
            </table:table-row>
            <table:table-row>
              <table:table-cell office:value-type="string">
                <text:p>Rang 44  </text:p>
              </table:table-cell>
              <table:table-cell office:value-type="float" office:value="4.58444">
                <text:p>4.58444</text:p>
              </table:table-cell>
            </table:table-row>
            <table:table-row>
              <table:table-cell office:value-type="string">
                <text:p>Rang 45  </text:p>
              </table:table-cell>
              <table:table-cell office:value-type="float" office:value="5.78865">
                <text:p>5.78865</text:p>
              </table:table-cell>
            </table:table-row>
            <table:table-row>
              <table:table-cell office:value-type="string">
                <text:p>Rang 46  </text:p>
              </table:table-cell>
              <table:table-cell office:value-type="float" office:value="5.2344">
                <text:p>5.2344</text:p>
              </table:table-cell>
            </table:table-row>
            <table:table-row>
              <table:table-cell office:value-type="string">
                <text:p>Rang 47  </text:p>
              </table:table-cell>
              <table:table-cell office:value-type="float" office:value="2.6612">
                <text:p>2.6612</text:p>
              </table:table-cell>
            </table:table-row>
            <table:table-row>
              <table:table-cell office:value-type="string">
                <text:p>Rang 48  </text:p>
              </table:table-cell>
              <table:table-cell office:value-type="float" office:value="1.80956">
                <text:p>1.80956</text:p>
              </table:table-cell>
            </table:table-row>
            <table:table-row>
              <table:table-cell office:value-type="string">
                <text:p>Rang 49  </text:p>
              </table:table-cell>
              <table:table-cell office:value-type="float" office:value="1.65771">
                <text:p>1.65771</text:p>
              </table:table-cell>
            </table:table-row>
            <table:table-row>
              <table:table-cell office:value-type="string">
                <text:p>Rang 50  </text:p>
              </table:table-cell>
              <table:table-cell office:value-type="float" office:value="1.66507">
                <text:p>1.66507</text:p>
              </table:table-cell>
            </table:table-row>
            <table:table-row>
              <table:table-cell office:value-type="string">
                <text:p>Rang 51  </text:p>
              </table:table-cell>
              <table:table-cell office:value-type="float" office:value="1.7633">
                <text:p>1.7633</text:p>
              </table:table-cell>
            </table:table-row>
            <table:table-row>
              <table:table-cell office:value-type="string">
                <text:p>Rang 52  </text:p>
              </table:table-cell>
              <table:table-cell office:value-type="float" office:value="1.81986">
                <text:p>1.81986</text:p>
              </table:table-cell>
            </table:table-row>
            <table:table-row>
              <table:table-cell office:value-type="string">
                <text:p>Rang 53  </text:p>
              </table:table-cell>
              <table:table-cell office:value-type="float" office:value="1.78704">
                <text:p>1.78704</text:p>
              </table:table-cell>
            </table:table-row>
            <table:table-row>
              <table:table-cell office:value-type="string">
                <text:p>Rang 54  </text:p>
              </table:table-cell>
              <table:table-cell office:value-type="float" office:value="1.71937">
                <text:p>1.71937</text:p>
              </table:table-cell>
            </table:table-row>
            <table:table-row>
              <table:table-cell office:value-type="string">
                <text:p>Rang 55  </text:p>
              </table:table-cell>
              <table:table-cell office:value-type="float" office:value="1.66335">
                <text:p>1.66335</text:p>
              </table:table-cell>
            </table:table-row>
            <table:table-row>
              <table:table-cell office:value-type="string">
                <text:p>Rang 56  </text:p>
              </table:table-cell>
              <table:table-cell office:value-type="float" office:value="1.72966">
                <text:p>1.72966</text:p>
              </table:table-cell>
            </table:table-row>
            <table:table-row>
              <table:table-cell office:value-type="string">
                <text:p>Rang 57  </text:p>
              </table:table-cell>
              <table:table-cell office:value-type="float" office:value="1.78782">
                <text:p>1.78782</text:p>
              </table:table-cell>
            </table:table-row>
            <table:table-row>
              <table:table-cell office:value-type="string">
                <text:p>Rang 58  </text:p>
              </table:table-cell>
              <table:table-cell office:value-type="float" office:value="1.73848">
                <text:p>1.73848</text:p>
              </table:table-cell>
            </table:table-row>
            <table:table-row>
              <table:table-cell office:value-type="string">
                <text:p>Rang 59  </text:p>
              </table:table-cell>
              <table:table-cell office:value-type="float" office:value="1.70395">
                <text:p>1.70395</text:p>
              </table:table-cell>
            </table:table-row>
            <table:table-row>
              <table:table-cell office:value-type="string">
                <text:p>Rang 60  </text:p>
              </table:table-cell>
              <table:table-cell office:value-type="float" office:value="1.66494">
                <text:p>1.66494</text:p>
              </table:table-cell>
            </table:table-row>
            <table:table-row>
              <table:table-cell office:value-type="string">
                <text:p>Rang 61  </text:p>
              </table:table-cell>
              <table:table-cell office:value-type="float" office:value="1.68605">
                <text:p>1.68605</text:p>
              </table:table-cell>
            </table:table-row>
            <table:table-row>
              <table:table-cell office:value-type="string">
                <text:p>Rang 62  </text:p>
              </table:table-cell>
              <table:table-cell office:value-type="float" office:value="1.76146">
                <text:p>1.76146</text:p>
              </table:table-cell>
            </table:table-row>
            <table:table-row>
              <table:table-cell office:value-type="string">
                <text:p>Rang 63  </text:p>
              </table:table-cell>
              <table:table-cell office:value-type="float" office:value="1.65524">
                <text:p>1.655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49cm" svg:height="5.34cm" xlink:href=".." xlink:type="simple" chart:class="chart:bar" chart:style-name="ch1">
        <chart:legend chart:legend-position="end" svg:x="9.777cm" svg:y="2.371cm" style:legend-expansion="high" chart:style-name="ch2"/>
        <chart:plot-area chart:style-name="ch3" table:cell-range-address="Feuille3.A3:Feuille3.B5" chart:data-source-has-labels="both" svg:x="0.234cm" svg:y="0.106cm" svg:width="9.309cm" svg:height="5.128cm">
          <chartooo:coordinate-region svg:x="1.887cm" svg:y="0.306cm" svg:width="7.656cm" svg:height="4.281cm"/>
          <chart:axis chart:dimension="x" chart:name="primary-x" chart:style-name="ch4" chartooo:axis-type="auto">
            <chartooo:date-scale/>
            <chart:categories table:cell-range-address="Feuille3.A4:Feuille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4:Feuille3.B5" chart:label-cell-address="Feuille3.B3:Feuille3.B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4:Feuille3.A5</svg:desc>
                </draw:g>
              </table:table-cell>
              <table:table-cell office:value-type="float" office:value="18.8534">
                <text:p>18.8534</text:p>
                <draw:g>
                  <svg:desc>Feuille3.B4:Feuille3.B5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8.8533">
                <text:p>18.85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57cm" svg:height="5.871cm" xlink:href=".." xlink:type="simple" chart:class="chart:bar" chart:style-name="ch1">
        <chart:legend chart:legend-position="end" svg:x="9.285cm" svg:y="2.636cm" style:legend-expansion="high" chart:style-name="ch2"/>
        <chart:plot-area chart:style-name="ch3" table:cell-range-address="Feuille3.A8:Feuille3.B11 Feuille3.B3:Feuille3.B3" chart:data-source-has-labels="both" svg:x="0.225cm" svg:y="0.117cm" svg:width="8.835cm" svg:height="5.637cm">
          <chartooo:coordinate-region svg:x="1.323cm" svg:y="0.317cm" svg:width="7.737cm" svg:height="4.79cm"/>
          <chart:axis chart:dimension="x" chart:name="primary-x" chart:style-name="ch4" chartooo:axis-type="auto">
            <chartooo:date-scale/>
            <chart:categories table:cell-range-address="Feuille3.A8:Feuille3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8:Feuille3.B11" chart:label-cell-address="Feuille3.B3:Feuille3.B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8:Feuille3.A11</svg:desc>
                </draw:g>
              </table:table-cell>
              <table:table-cell office:value-type="float" office:value="6.34205">
                <text:p>6.34205</text:p>
                <draw:g>
                  <svg:desc>Feuille3.B8:Feuille3.B11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6.34243">
                <text:p>6.34243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6.34072">
                <text:p>6.34072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6.3296">
                <text:p>6.32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96cm" svg:height="6.603cm" xlink:href=".." xlink:type="simple" chart:class="chart:bar" chart:style-name="ch1">
        <chart:legend chart:legend-position="end" svg:x="10.824cm" svg:y="3.002cm" style:legend-expansion="high" chart:style-name="ch2"/>
        <chart:plot-area chart:style-name="ch3" table:cell-range-address="Feuille3.A14:Feuille3.B21 Feuille3.B3:Feuille3.B3" chart:data-source-has-labels="both" svg:x="0.255cm" svg:y="0.132cm" svg:width="10.314cm" svg:height="6.339cm">
          <chartooo:coordinate-region svg:x="1.167cm" svg:y="0.331cm" svg:width="9.313cm" svg:height="5.095cm"/>
          <chart:axis chart:dimension="x" chart:name="primary-x" chart:style-name="ch4" chartooo:axis-type="auto">
            <chartooo:date-scale/>
            <chart:categories table:cell-range-address="Feuille3.A14:Feuille3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14:Feuille3.B21" chart:label-cell-address="Feuille3.B3:Feuille3.B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14:Feuille3.A21</svg:desc>
                </draw:g>
              </table:table-cell>
              <table:table-cell office:value-type="float" office:value="5.75047">
                <text:p>5.75047</text:p>
                <draw:g>
                  <svg:desc>Feuille3.B14:Feuille3.B21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5.62087">
                <text:p>5.62087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5.63118">
                <text:p>5.63118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5.60254">
                <text:p>5.60254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5.62623">
                <text:p>5.62623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5.74083">
                <text:p>5.74083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5.68571">
                <text:p>5.68571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5.61722">
                <text:p>5.617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